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873000001C801415738.eps"/>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text-properties style:font-name="Nimbus Sans L"/>
    </style:style>
    <style:style style:name="P2" style:family="paragraph" style:parent-style-name="Frame_20_contents">
      <style:text-properties style:font-name="Nimbus Sans L" fo:font-size="8pt" style:text-underline-style="solid" style:text-underline-width="auto" style:text-underline-color="font-color" style:font-size-asian="8pt" style:font-size-complex="8pt"/>
    </style:style>
    <style:style style:name="P3" style:family="paragraph" style:parent-style-name="Frame_20_contents">
      <style:text-properties style:font-name="Nimbus Sans L" fo:font-size="9pt" style:font-size-asian="9pt" style:font-size-complex="9pt"/>
    </style:style>
    <style:style style:name="P4" style:family="paragraph" style:parent-style-name="Frame_20_contents">
      <style:text-properties style:font-name="Nimbus Sans L" fo:font-size="9pt" fo:font-weight="normal" style:font-size-asian="9pt" style:font-weight-asian="normal" style:font-size-complex="9pt" style:font-weight-complex="normal"/>
    </style:style>
    <style:style style:name="P5" style:family="paragraph" style:parent-style-name="Frame_20_contents">
      <style:paragraph-properties fo:margin-top="0cm" fo:margin-bottom="0.101cm"/>
      <style:text-properties style:font-name="Nimbus Sans L" fo:font-size="9pt" style:font-size-asian="9pt" style:font-size-complex="9pt"/>
    </style:style>
    <style:style style:name="P6" style:family="paragraph" style:parent-style-name="Frame_20_contents">
      <style:paragraph-properties fo:margin-top="0cm" fo:margin-bottom="0.049cm"/>
      <style:text-properties style:font-name="Nimbus Sans L" fo:font-size="9pt" style:font-size-asian="9pt" style:font-size-complex="9pt"/>
    </style:style>
    <style:style style:name="P7" style:family="paragraph" style:parent-style-name="Frame_20_contents">
      <style:paragraph-properties fo:margin-top="0cm" fo:margin-bottom="0.109cm"/>
      <style:text-properties style:font-name="Nimbus Sans L" fo:font-size="9pt" style:font-size-asian="9pt" style:font-size-complex="9pt"/>
    </style:style>
    <style:style style:name="P8" style:family="paragraph" style:parent-style-name="Frame_20_contents">
      <style:paragraph-properties fo:margin-top="0cm" fo:margin-bottom="0.109cm"/>
      <style:text-properties style:font-name="Nimbus Sans L" fo:font-size="8pt" style:font-size-asian="8pt" style:font-size-complex="8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Frame_20_contents">
      <style:text-properties style:font-name="Nimbus Sans L"/>
    </style:style>
    <style:style style:name="T1" style:family="text">
      <style:text-properties fo:font-size="8pt" style:font-size-asian="8pt" style:font-size-complex="8pt"/>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vertical-pos="from-top" style:vertical-rel="page" style:horizontal-pos="from-left" style:horizontal-rel="page" fo:padding="0cm" fo:border="none" style:shadow="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2.041cm" svg:y="5.011cm" svg:width="8.692cm" draw:z-index="0">
        <draw:text-box fo:min-height="0.365cm">
          <text:p text:style-name="P2">Universität Stuttgart • Institut für Philosophie • 70174 Stuttgart</text:p>
        </draw:text-box>
      </draw:frame>
      <draw:frame draw:style-name="fr2" draw:name="Rahmen2" text:anchor-type="page" text:anchor-page-number="1" svg:x="2.018cm" svg:y="5.533cm" svg:width="8.689cm" draw:z-index="1">
        <draw:text-box fo:min-height="4.085cm">
          <text:p text:style-name="P1">Hans-Kelsen-Institut Bundesstiftung</text:p>
          <text:p text:style-name="P1">Gymnasiumstr. 79<text:line-break/>1190 Wien</text:p>
          <text:p text:style-name="P1">Österreich</text:p>
        </draw:text-box>
      </draw:frame>
      <draw:frame draw:style-name="fr1" draw:name="Rahmen3" text:anchor-type="page" text:anchor-page-number="1" svg:x="13.563cm" svg:y="5.429cm" svg:width="5.923cm" draw:z-index="2">
        <draw:text-box fo:min-height="3.768cm">
          <text:p text:style-name="P5">Dr. Eckhart Arnold</text:p>
          <text:p text:style-name="P6">Institut für Philosophie<text:line-break/>Universität Stuttgart</text:p>
          <text:p text:style-name="P7">Seidenstraße 36</text:p>
          <text:p text:style-name="P3">70174 Stuttgart</text:p>
          <text:p text:style-name="P8">Telefon: <text:tab/>0711 / 685-82494<text:line-break/>Telefax: <text:tab/>0711 / 685-72494</text:p>
          <text:p text:style-name="P3"><text:span text:style-name="T1">Internet:<text:tab/></text:span><text:a xlink:type="simple" xlink:href="http://pe.uni-bayreuth.de/"><text:span text:style-name="T1">http://www.uni-stuttgart.de/philo</text:span></text:a><text:span text:style-name="T1"> <text:line-break/>Email: <text:tab/></text:span><text:a xlink:type="simple" xlink:href="mailto:Eckhart.Arnold@uni-bayreuth.de"><text:span text:style-name="T1">eckhart.arnold@philo.uni-stuttgart.de</text:span></text:a></text:p>
        </draw:text-box>
      </draw:frame>
      <text:p text:style-name="Standard"><draw:frame draw:style-name="fr4" draw:name="Grafik1" text:anchor-type="paragraph" svg:x="8.696cm" svg:y="0cm" svg:width="7.11cm" svg:height="1.499cm" draw:z-index="4"><draw:image xlink:href="Pictures/2000000200000873000001C801415738.eps"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Rahmen4" text:anchor-type="paragraph" svg:x="10.578cm" svg:y="0.132cm" svg:width="3.639cm" draw:z-index="3"><draw:text-box fo:min-height="0.538cm"><text:p text:style-name="P4">9. Mai 2011</text:p></draw:text-box></draw:frame></text:p>
      <text:p text:style-name="Standard"/>
      <text:p text:style-name="Standard"/>
      <text:p text:style-name="Standard"/>
      <text:p text:style-name="Standard"/>
      <text:p text:style-name="P10">Italienische Ausgabe von Hans Kelsens „New Science of Politics“</text:p>
      <text:p text:style-name="P9"/>
      <text:p text:style-name="Standard"/>
      <text:p text:style-name="Standard"/>
      <text:p text:style-name="Text_20_body">Sehr geehrter Professor Jabloner,</text:p>
      <text:p text:style-name="Text_20_body"/>
      <text:p text:style-name="Text_20_body">Haben Sie vielen Dank für Ihr Schreiben vom 19. April 2011. Von Ihrer Mitteilung, dass inzwischen eine italienische Ausgabe von Kelsens Voegelin-Kritik unter dem Titel „Una Nuova Scienza Politica“ beim Giappichelli-Verlag erschienen ist, war ich selbst sehr überrascht. Ich habe mich deswegen beim Herausgeber der italienischen Ausgabe, Herrn Professor Agostino Carrino, beim Giapichelli-Verlag und bei Herrn Rafael Hüntelmann vom ontos-Verlag erkundigt, der die ursprüngliche Ausgabe verlegt hat.</text:p>
      <text:p text:style-name="Text_20_body">Vom Giapichelli-Verlag habe ich die Bestätigung bekommen, dass das Buch 2010 dort erschienen ist. Die fünf Exemplare für Ihre Bibliothek sind bestellt, und ich schicke Sie Ihnen zu, sobald sie eintreffen.</text:p>
      <text:p text:style-name="Text_20_body">Herr Hüntelmann vom ontos-Verlag hat mir versichert, dass er über das Erscheinen der italienischen Ausgabe ebenso überrascht ist wie ich. Mit dem Giapichelli-Verlag habe es zwar vor einigen Jahren Verhandlungen gegeben, die seien aber im Sande verlaufen. Ein Vertrag sei bisher nicht zustande gekommen. (Das war auch mein Stand der Dinge.)</text:p>
      <text:p text:style-name="Text_20_body"><text:soft-page-break/>Von Herrn Carrino habe ich bisher keine Antwort erhalten. <text:s/></text:p>
      <text:p text:style-name="Text_20_body">Nun ist es zwar unerfreulich, dass die Veröffentlichung der italienischen Ausgabe vollkommen an mir vorbei ging. Da der Herausgeber, Professor Agostino Carrino, aber ein renommierter Gelehrter auf diesem Gebiet ist, darf man wohl immerhin davon ausgehen, dass die Ausgabe den Grundsätzen wissenschaftlicher Sorgfalt entspricht. Die Belegexemplare werde ich Ihnen, wie gesagt, hoffentlich in Kürze zusenden können. </text:p>
      <text:p text:style-name="Text_20_body">Auf Kelsens „Religion without God“ bin ich schon gespannt!</text:p>
      <text:p text:style-name="Text_20_body"/>
      <text:p text:style-name="Text_20_body"/>
      <text:p text:style-name="Text_20_body"><text:tab/>Mit herzlichen Grüßen</text:p>
      <text:p text:style-name="Text_20_body"/>
      <text:p text:style-name="Text_20_body"/>
      <text:p text:style-name="Text_20_body"><text:tab/>Eckhart Arn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hyphenation-ladder-count="no-limit" fo:text-indent="0.3cm" style:auto-text-indent="false" style:page-number="auto"/>
      <style:text-properties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master-page-name="">
      <style:paragraph-properties fo:margin-left="0cm" fo:margin-right="0cm" fo:line-height="100%" fo:text-align="start" style:justify-single-word="false" fo:text-indent="0cm"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9T11:14:11</meta:creation-date>
    <meta:generator>LibreOffice/3.3$Unix LibreOffice_project/330m19$Build-202</meta:generator>
    <meta:editing-duration>PT27M24S</meta:editing-duration>
    <meta:editing-cycles>4</meta:editing-cycles>
    <dc:date>2011-05-09T11:58:59</dc:date>
    <meta:document-statistic meta:table-count="0" meta:image-count="1" meta:object-count="0" meta:page-count="2" meta:paragraph-count="21" meta:word-count="287" meta:character-count="2089"/>
    <meta:user-defined meta:name="Info 1"/>
    <meta:user-defined meta:name="Info 2"/>
    <meta:user-defined meta:name="Info 3"/>
    <meta:user-defined meta:name="Info 4"/>
  </office:meta>
</office:document-meta>
</file>